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e4f73" officeooo:paragraph-rsid="000e4f73" style:font-size-asian="10pt" style:font-size-complex="10pt"/>
    </style:style>
    <style:style style:name="P2" style:family="paragraph" style:parent-style-name="Standard">
      <style:text-properties officeooo:rsid="000c86db" officeooo:paragraph-rsid="000c86db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c86db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DejaVu Serif" fo:font-size="11pt" officeooo:rsid="000c86db" officeooo:paragraph-rsid="000c86db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1pt" officeooo:rsid="000e4f73" officeooo:paragraph-rsid="000e4f73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7" style:family="paragraph" style:parent-style-name="Standard">
      <style:text-properties style:font-name="DejaVu Serif" fo:font-size="12pt" fo:font-weight="bold" officeooo:rsid="000c86db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T1" style:family="text">
      <style:text-properties style:font-name="DejaVu Serif" fo:font-size="11pt" style:font-size-asian="11pt" style:font-size-complex="11pt"/>
    </style:style>
    <style:style style:name="T2" style:family="text">
      <style:text-properties officeooo:rsid="000e8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e4f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.A. au capital de 9 226 250€ - 344 543 046 RCS Meaux - Siret 344 543 046 00041 - I.E. FR 60 344543046 - NAF 4669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0:35:21.894329923</meta:creation-date>
    <dc:date>2015-05-25T16:45:20.140195877</dc:date>
    <meta:editing-duration>PT5M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27" meta:character-count="114" meta:non-whitespace-character-count="88"/>
  </office:meta>
</office:document-meta>
</file>